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7f4" officeooo:paragraph-rsid="0007f7f4"/>
    </style:style>
    <style:style style:name="P2" style:family="paragraph" style:parent-style-name="Standard">
      <style:text-properties officeooo:rsid="0008ed1d" officeooo:paragraph-rsid="0008ed1d"/>
    </style:style>
    <style:style style:name="T1" style:family="text">
      <style:text-properties officeooo:rsid="0008e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0-25-2020 @ 2:56 PM outside Zach towards Weisenbaker</text:p>
      <text:p text:style-name="P2"/>
      <text:p text:style-name="P1">When walking forwards about 3-4 steps both motors switch to on instead of just having one on. When walking backwards in the same line this switches to only one motor being on at a time. Then when going forwards again in the same direction only one motor remains on during this process for about 3-4 steps then both motors turn on.</text:p>
      <text:p text:style-name="P1"/>
      <text:p text:style-name="P1">*Possible problem is that the robot stays in this initial range in a cirlce until it eventually moves forwards only to get stuck again (this is why once it gets a specific direction it is accurate, but not beforehand of if this direction is lo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03:58:49.119771095</meta:creation-date>
    <dc:date>2020-10-25T04:02:43.919597974</dc:date>
    <meta:editing-duration>PT4M1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3" meta:word-count="114" meta:character-count="629" meta:non-whitespace-character-count="518"/>
  </office:meta>
</office:document-meta>
</file>